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Roman" svg:font-family="NimbusRoman"/>
    <style:font-face style:name="NimbusRomanRegular" svg:font-family="NimbusRomanRegular"/>
    <style:font-face style:name="OpenSymbol" svg:font-family="OpenSymbol"/>
    <style:font-face style:name="TimesNewRoman1" svg:font-family="TimesNewRoman"/>
    <style:font-face style:name="DejaVu Sans1" svg:font-family="'DejaVu Sans'" style:font-pitch="variable"/>
    <style:font-face style:name="Liberation Serif"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ff8c00" svg:stroke-opacity="10%" draw:stroke-linejoin="round" svg:stroke-linecap="butt" draw:fill="solid" draw:fill-color="#ff8c00" draw:opacity="10%" fo:padding-top="0.017cm" fo:padding-bottom="0.017cm" fo:padding-left="0.017cm" fo:padding-right="0.017cm"/>
    </style:style>
    <style:style style:name="gr2" style:family="graphic" style:parent-style-name="standard">
      <style:graphic-properties draw:stroke="solid" svg:stroke-width="0.035cm" svg:stroke-color="#006400" svg:stroke-opacity="10%" draw:stroke-linejoin="round" svg:stroke-linecap="butt" draw:fill="solid" draw:fill-color="#006400" draw:opacity="10%" fo:padding-top="0.017cm" fo:padding-bottom="0.017cm" fo:padding-left="0.017cm" fo:padding-right="0.017cm"/>
    </style:style>
    <style:style style:name="gr3" style:family="graphic" style:parent-style-name="standard">
      <style:graphic-properties draw:stroke="solid" svg:stroke-width="0.035cm" svg:stroke-color="#8b0000" svg:stroke-opacity="10%" draw:stroke-linejoin="round" svg:stroke-linecap="butt" draw:fill="solid" draw:fill-color="#8b0000" draw:opacity="10%" fo:padding-top="0.017cm" fo:padding-bottom="0.017cm" fo:padding-left="0.017cm" fo:padding-right="0.017cm"/>
    </style:style>
    <style:style style:name="gr4" style:family="graphic" style:parent-style-name="standard">
      <style:graphic-properties draw:stroke="solid" svg:stroke-width="0.035cm" svg:stroke-color="#0000ff" svg:stroke-opacity="10%" draw:stroke-linejoin="round" svg:stroke-linecap="butt" draw:fill="solid" draw:fill-color="#0000ff" draw:opacity="10%"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7"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69cm" fo:min-width="0.66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0" style:family="graphic" style:parent-style-name="standard">
      <style:graphic-properties draw:stroke="solid" svg:stroke-width="0.07cm" svg:stroke-color="#ff8c00" draw:stroke-linejoin="round" svg:stroke-linecap="square" draw:fill="none" fo:padding-top="0.035cm" fo:padding-bottom="0.035cm" fo:padding-left="0.035cm" fo:padding-right="0.035cm"/>
    </style:style>
    <style:style style:name="gr11" style:family="graphic" style:parent-style-name="standard">
      <style:graphic-properties draw:stroke="dash" draw:stroke-dash="stroke-dash34" svg:stroke-width="0.052cm" svg:stroke-color="#006400" draw:stroke-linejoin="round" svg:stroke-linecap="butt" draw:fill="none" fo:padding-top="0.026cm" fo:padding-bottom="0.026cm" fo:padding-left="0.026cm" fo:padding-right="0.026cm"/>
    </style:style>
    <style:style style:name="gr12" style:family="graphic" style:parent-style-name="standard">
      <style:graphic-properties draw:stroke="dash" draw:stroke-dash="stroke-dash34" svg:stroke-width="0.052cm" svg:stroke-color="#8b0000" draw:stroke-linejoin="round" svg:stroke-linecap="butt" draw:fill="none" fo:padding-top="0.026cm" fo:padding-bottom="0.026cm" fo:padding-left="0.026cm" fo:padding-right="0.026cm"/>
    </style:style>
    <style:style style:name="gr13" style:family="graphic" style:parent-style-name="standard">
      <style:graphic-properties draw:stroke="dash" draw:stroke-dash="stroke-dash34" svg:stroke-width="0.052cm" svg:stroke-color="#0000ff" draw:stroke-linejoin="round" svg:stroke-linecap="butt" draw:fill="none" fo:padding-top="0.026cm" fo:padding-bottom="0.026cm" fo:padding-left="0.026cm" fo:padding-right="0.026cm"/>
    </style:style>
    <style:style style:name="gr14"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5"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05cm" fo:min-width="1.37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81cm" fo:min-width="3.19cm" fo:padding-top="0cm" fo:padding-bottom="0cm" fo:padding-left="0cm" fo:padding-right="0cm"/>
      <style:paragraph-properties style:writing-mode="lr-tb"/>
    </style:style>
    <style:style style:name="gr18" style:family="graphic" style:parent-style-name="Object_20_with_20_no_20_fill_20_and_20_no_20_line">
      <style:graphic-properties draw:textarea-horizontal-align="center" draw:textarea-vertical-align="middle" draw:ole-draw-aspect="1" style:protect="size"/>
    </style:style>
    <style:style style:name="gr19"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95cm" fo:min-width="0.295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style:paragraph-properties style:writing-mode="lr-tb"/>
    </style:style>
    <style:style style:name="P1" style:family="paragraph">
      <loext:graphic-properties draw:fill="solid" draw:fill-color="#ff8c00" draw:opacity="10%"/>
    </style:style>
    <style:style style:name="P2" style:family="paragraph">
      <loext:graphic-properties draw:fill="solid" draw:fill-color="#006400" draw:opacity="10%"/>
    </style:style>
    <style:style style:name="P3" style:family="paragraph">
      <loext:graphic-properties draw:fill="solid" draw:fill-color="#8b0000" draw:opacity="10%"/>
    </style:style>
    <style:style style:name="P4" style:family="paragraph">
      <loext:graphic-properties draw:fill="solid" draw:fill-color="#0000ff" draw:opacity="10%"/>
    </style:style>
    <style:style style:name="P5" style:family="paragraph">
      <loext:graphic-properties draw:fill="solid" draw:fill-color="#000000"/>
    </style:style>
    <style:style style:name="P6" style:family="paragraph">
      <loext:graphic-properties draw:fill="none"/>
    </style:style>
    <style:style style:name="P7" style:family="paragraph">
      <style:paragraph-properties fo:text-align="start" style:writing-mode="lr-tb"/>
    </style:style>
    <style:style style:name="P8" style:family="paragraph">
      <loext:graphic-properties draw:fill="none"/>
      <style:text-properties fo:font-size="14pt" style:font-size-asian="14pt" style:font-size-complex="14pt"/>
    </style:style>
    <style:style style:name="P9" style:family="paragraph">
      <loext:graphic-properties draw:fill="none"/>
      <style:text-properties fo:font-size="19pt" style:font-size-asian="19pt" style:font-size-complex="19pt"/>
    </style:style>
    <style:style style:name="P10" style:family="paragraph">
      <loext:graphic-properties draw:fill="none"/>
      <style:text-properties fo:font-size="18pt" style:font-size-asian="18pt" style:font-size-complex="18pt"/>
    </style:style>
    <style:style style:name="P11" style:family="paragraph">
      <loext:graphic-properties draw:fill="none"/>
      <style:text-properties fo:font-size="22pt" style:font-size-asian="22pt" style:font-size-complex="22pt"/>
    </style:style>
    <style:style style:name="P12" style:family="paragraph">
      <style:paragraph-properties fo:text-align="start" style:writing-mode="lr-tb"/>
      <style:text-properties fo:font-size="13pt" style:font-size-asian="13pt" style:font-size-complex="13pt"/>
    </style:style>
    <style:style style:name="P13" style:family="paragraph">
      <loext:graphic-properties draw:fill="none"/>
      <style:paragraph-properties fo:text-align="start" style:writing-mode="lr-tb"/>
      <style:text-properties fo:font-size="13pt" style:font-size-asian="13pt" style:font-size-complex="13pt"/>
    </style:style>
    <style:style style:name="P14" style:family="paragraph">
      <loext:graphic-properties draw:fill="none"/>
      <style:text-properties fo:font-size="13pt" style:font-size-asian="13pt" style:font-size-complex="13pt"/>
    </style:style>
    <style:style style:name="P15" style:family="paragraph">
      <style:paragraph-properties fo:text-align="center"/>
    </style:style>
    <style:style style:name="P16" style:family="paragraph">
      <loext:graphic-properties draw:fill="none"/>
      <style:text-properties fo:font-size="13.8999996185303pt" style:font-size-asian="13.8999996185303pt" style:font-size-complex="13.8999996185303pt"/>
    </style:style>
    <style:style style:name="P17" style:family="paragraph">
      <loext:graphic-properties draw:fill="none"/>
      <style:text-properties fo:font-size="8.39999961853027pt" style:font-size-asian="8.39999961853027pt" style:font-size-complex="8.39999961853027pt"/>
    </style:style>
    <style:style style:name="P18" style:family="paragraph">
      <style:paragraph-properties fo:text-align="start" style:writing-mode="lr-tb"/>
      <style:text-properties fo:font-weight="bold" style:font-weight-asian="bold" style:font-weight-complex="bold"/>
    </style:style>
    <style:style style:name="P19" style:family="paragraph">
      <loext:graphic-properties draw:fill="none"/>
      <style:text-properties fo:font-size="13.8999996185303pt" fo:font-weight="bold" style:font-size-asian="13.8999996185303pt" style:font-weight-asian="bold" style:font-size-complex="13.8999996185303pt" style:font-weight-complex="bold"/>
    </style:style>
    <style:style style:name="P20" style:family="paragraph">
      <style:paragraph-properties fo:text-align="start" style:writing-mode="lr-tb"/>
      <style:text-properties fo:font-size="11pt" fo:font-style="italic"/>
    </style:style>
    <style:style style:name="P21" style:family="paragraph">
      <loext:graphic-properties draw:fill="none"/>
      <style:paragraph-properties fo:text-align="start" style:writing-mode="lr-tb"/>
      <style:text-properties fo:font-size="11pt" fo:font-style="italic" style:font-size-asian="8.39999961853027pt" style:font-size-complex="8.39999961853027pt"/>
    </style:style>
    <style:style style:name="P22" style:family="paragraph">
      <style:paragraph-properties fo:text-align="start" style:writing-mode="lr-tb"/>
      <style:text-properties fo:font-style="italic"/>
    </style:style>
    <style:style style:name="P23" style:family="paragraph">
      <loext:graphic-properties draw:fill="none"/>
      <style:paragraph-properties fo:text-align="start" style:writing-mode="lr-tb"/>
      <style:text-properties fo:font-size="8.39999961853027pt" fo:font-style="italic" style:font-size-asian="8.39999961853027pt" style:font-size-complex="8.39999961853027pt"/>
    </style:style>
    <style:style style:name="P24" style:family="paragraph">
      <style:paragraph-properties fo:text-align="start" style:writing-mode="lr-tb"/>
      <style:text-properties fo:font-size="10pt" fo:font-style="italic" style:font-style-asian="italic" style:font-style-complex="italic"/>
    </style:style>
    <style:style style:name="P25" style:family="paragraph">
      <loext:graphic-properties draw:fill="none"/>
      <style:paragraph-properties fo:text-align="start" style:writing-mode="lr-tb"/>
      <style:text-properties fo:font-size="10pt" fo:font-style="italic" style:font-size-asian="5pt" style:font-style-asian="italic" style:font-size-complex="5pt" style:font-style-complex="italic"/>
    </style:style>
    <style:style style:name="T1" style:family="text">
      <style:text-properties fo:color="#000000" style:font-name="TimesNewRoman1" fo:font-size="14pt" style:font-size-asian="14pt" style:font-name-complex="TimesNewRoman1" style:font-size-complex="14pt"/>
    </style:style>
    <style:style style:name="T2" style:family="text">
      <style:text-properties fo:color="#000000" style:font-name="TimesNewRoman1" fo:font-size="19pt" style:font-size-asian="19pt" style:font-name-complex="TimesNewRoman1" style:font-size-complex="19pt"/>
    </style:style>
    <style:style style:name="T3" style:family="text">
      <style:text-properties fo:color="#000000" style:font-name="TimesNewRoman1" fo:font-size="18pt" style:font-size-asian="18pt" style:font-name-complex="TimesNewRoman1" style:font-size-complex="18pt"/>
    </style:style>
    <style:style style:name="T4" style:family="text">
      <style:text-properties fo:color="#000000" style:font-name="TimesNewRoman1" fo:font-size="22pt" style:font-size-asian="22pt" style:font-name-complex="TimesNewRoman1" style:font-size-complex="22pt"/>
    </style:style>
    <style:style style:name="T5" style:family="text">
      <style:text-properties fo:color="#000000" style:font-name="TimesNewRoman1" fo:font-size="13pt" style:font-size-asian="13pt" style:font-name-complex="TimesNewRoman1" style:font-size-complex="13pt"/>
    </style:style>
    <style:style style:name="T6" style:family="text">
      <style:text-properties fo:color="#000000" style:font-name="TimesNewRoman1" fo:font-size="13pt" fo:font-weight="bold" style:font-size-asian="13pt" style:font-weight-asian="bold" style:font-name-complex="TimesNewRoman1" style:font-size-complex="13pt" style:font-weight-complex="bold"/>
    </style:style>
    <style:style style:name="T7" style:family="text">
      <style:text-properties fo:color="#000000" style:font-name="NimbusRoman" fo:font-size="13.8999996185303pt" style:font-size-asian="13.8999996185303pt" style:font-name-complex="NimbusRoman" style:font-size-complex="13.8999996185303pt"/>
    </style:style>
    <style:style style:name="T8" style:family="text">
      <style:text-properties fo:color="#000000" style:font-name="OpenSymbol" fo:font-size="8.39999961853027pt" style:font-size-asian="8.39999961853027pt" style:font-name-complex="OpenSymbol" style:font-size-complex="8.39999961853027pt"/>
    </style:style>
    <style:style style:name="T9" style:family="text">
      <style:text-properties fo:color="#000000" style:font-name="OpenSymbol" fo:font-size="13.8999996185303pt" style:font-size-asian="13.8999996185303pt" style:font-name-complex="OpenSymbol" style:font-size-complex="13.8999996185303pt"/>
    </style:style>
    <style:style style:name="T10" style:family="text">
      <style:text-properties fo:color="#000000" style:font-name="NimbusRoman" fo:font-size="13.8999996185303pt" fo:font-weight="bold" style:font-size-asian="13.8999996185303pt" style:font-weight-asian="bold" style:font-name-complex="NimbusRoman" style:font-size-complex="13.8999996185303pt" style:font-weight-complex="bold"/>
    </style:style>
    <style:style style:name="T11" style:family="text">
      <style:text-properties fo:color="#000000" style:font-name="NimbusRoman" style:font-size-asian="8.39999961853027pt" style:font-name-complex="NimbusRoman" style:font-size-complex="8.39999961853027pt"/>
    </style:style>
    <style:style style:name="T12" style:family="text">
      <style:text-properties fo:color="#000000" style:font-name="NimbusRoman" fo:font-size="8.39999961853027pt" style:font-size-asian="8.39999961853027pt" style:font-name-complex="NimbusRoman" style:font-size-complex="8.39999961853027pt"/>
    </style:style>
    <style:style style:name="T13" style:family="text">
      <style:text-properties fo:color="#000000" style:font-name="NimbusRoman" fo:font-style="italic" style:font-size-asian="5pt" style:font-style-asian="italic" style:font-name-complex="NimbusRoman" style:font-size-complex="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4.316cm" svg:height="11.909cm" svg:x="2.761cm" svg:y="1.095cm" svg:viewBox="0 0 14317 11910" draw:points="0,1291 0,3068 511,1900 1022,1623 1534,1412 2045,1367 2556,1411 3068,1404 3579,1650 4090,1840 4602,1871 5114,1998 5625,2227 6136,3296 6648,3162 7159,5557 7670,6412 8182,10282 8693,11165 9204,10782 9715,10961 10227,11230 10738,9097 11249,11902 11761,11902 12272,11910 12783,11786 13295,11786 13806,11786 14317,11786 13806,11786 13295,11786 12783,11786 12272,11282 11761,11483 11249,11530 10738,6882 10227,9991 9715,9971 9204,9556 8693,10082 8182,8782 7670,3808 7159,2952 6648,1358 6136,1253 5625,698 5114,393 4602,222 4090,170 3579,388 3068,0 2556,51 2045,83 1534,89 1022,81 511,277">
          <text:p/>
        </draw:polygon>
        <draw:polygon draw:style-name="gr2" draw:text-style-name="P2" draw:layer="layout" svg:width="14.316cm" svg:height="11.895cm" svg:x="2.761cm" svg:y="1.122cm" svg:viewBox="0 0 14317 11896" draw:points="0,2940 0,5704 511,3570 1022,2822 1534,1837 2045,1665 2556,1700 3068,1516 3579,1603 4090,1368 4602,1717 5114,1730 5625,2333 6136,3292 6648,3601 7159,7034 7670,7864 8182,11627 8693,11896 9204,11893 9715,11867 10227,11852 10738,11852 11249,11759 11761,11759 12272,11759 12783,11759 13295,11759 13806,11759 14317,11759 13806,11759 13295,11759 12783,11759 12272,11759 11761,11759 11249,11759 10738,11617 10227,11617 9715,11359 9204,11111 8693,10997 8182,10133 7670,5277 7159,4462 6648,1157 6136,903 5625,0 5114,22 4602,73 4090,86 3579,61 3068,54 2556,154 2045,214 1534,252 1022,977 511,1797">
          <text:p/>
        </draw:polygon>
        <draw:polygon draw:style-name="gr3" draw:text-style-name="P3" draw:layer="layout" svg:width="14.316cm" svg:height="8.803cm" svg:x="2.761cm" svg:y="4.328cm" svg:viewBox="0 0 14317 8804" draw:points="0,6585 0,8438 511,6351 1022,3718 1534,4876 2045,5772 2556,3085 3068,5357 3579,7060 4090,6854 4602,8022 5114,8559 5625,8696 6136,8804 6648,8753 7159,8671 7670,8655 8182,8553 8693,8553 9204,8553 9715,8553 10227,8553 10738,8553 11249,8553 11761,8553 12272,8553 12783,8553 13295,8553 13806,8553 14317,8553 13806,8553 13295,8553 12783,8553 12272,8553 11761,8553 11249,8553 10738,8553 10227,8553 9715,8553 9204,8553 8693,8553 8182,8553 7670,8096 7159,8335 6648,7633 6136,7530 5625,7340 5114,6924 4602,5686 4090,4283 3579,3847 3068,3236 2556,0 2045,3919 1534,1744 1022,719 511,4265">
          <text:p/>
        </draw:polygon>
        <draw:polygon draw:style-name="gr4" draw:text-style-name="P4" draw:layer="layout" svg:width="14.316cm" svg:height="1.605cm" svg:x="2.761cm" svg:y="11.643cm" svg:viewBox="0 0 14317 1606" draw:points="0,151 0,1592 511,1597 1022,1525 1534,1606 2045,1565 2556,1595 3068,1569 3579,1470 4090,1568 4602,1516 5114,1546 5625,1570 6136,1489 6648,1489 7159,1340 7670,1354 8182,1238 8693,1238 9204,1238 9715,1238 10227,1238 10738,1238 11249,1238 11761,1238 12272,1238 12783,1238 13295,1238 13806,1238 14317,1238 13806,1238 13295,1238 12783,1238 12272,1238 11761,1238 11249,1238 10738,1238 10227,1238 9715,1238 9204,1238 8693,1238 8182,1238 7670,809 7159,781 6648,214 6136,214 5625,286 5114,267 4602,232 4090,280 3579,100 3068,282 2556,0 2045,131 1534,36 1022,45 511,319">
          <text:p/>
        </draw:polygon>
        <draw:polygon draw:style-name="gr5" draw:text-style-name="P5" draw:layer="layout" svg:width="0cm" svg:height="0.123cm" svg:x="2.761cm" svg:y="12.88cm" svg:viewBox="0 0 0 124" draw:points="0,0 0,124">
          <text:p/>
        </draw:polygon>
        <draw:line draw:style-name="gr6" draw:text-style-name="P6" draw:layer="layout" svg:x1="2.761cm" svg:y1="12.88cm" svg:x2="2.761cm" svg:y2="13.004cm">
          <text:p/>
        </draw:line>
        <draw:polygon draw:style-name="gr5" draw:text-style-name="P5" draw:layer="layout" svg:width="0cm" svg:height="0.123cm" svg:x="3.272cm" svg:y="12.88cm" svg:viewBox="0 0 0 124" draw:points="0,0 0,124">
          <text:p/>
        </draw:polygon>
        <draw:line draw:style-name="gr6" draw:text-style-name="P6" draw:layer="layout" svg:x1="3.272cm" svg:y1="12.88cm" svg:x2="3.272cm" svg:y2="13.004cm">
          <text:p/>
        </draw:line>
        <draw:frame draw:style-name="gr7" draw:text-style-name="P8" draw:layer="layout" svg:width="0.857cm" svg:height="0.547cm" draw:transform="rotate (1.5707963267949) translate (2.44cm 13.978cm)">
          <draw:text-box>
            <text:p text:style-name="P7"><text:span text:style-name="T1">emb</text:span></text:p>
          </draw:text-box>
        </draw:frame>
        <draw:polygon draw:style-name="gr5" draw:text-style-name="P5" draw:layer="layout" svg:width="0cm" svg:height="0.123cm" svg:x="3.783cm" svg:y="12.88cm" svg:viewBox="0 0 0 124" draw:points="0,0 0,124">
          <text:p/>
        </draw:polygon>
        <draw:line draw:style-name="gr6" draw:text-style-name="P6" draw:layer="layout" svg:x1="3.783cm" svg:y1="12.88cm" svg:x2="3.783cm" svg:y2="13.004cm">
          <text:p/>
        </draw:line>
        <draw:frame draw:style-name="gr7" draw:text-style-name="P8" draw:layer="layout" svg:width="0.493cm" svg:height="0.547cm" draw:transform="rotate (1.5707963267949) translate (2.951cm 13.375cm)">
          <draw:text-box>
            <text:p text:style-name="P7"><text:span text:style-name="T1">0</text:span></text:p>
          </draw:text-box>
        </draw:frame>
        <draw:polygon draw:style-name="gr5" draw:text-style-name="P5" draw:layer="layout" svg:width="0cm" svg:height="0.123cm" svg:x="4.295cm" svg:y="12.88cm" svg:viewBox="0 0 0 124" draw:points="0,0 0,124">
          <text:p/>
        </draw:polygon>
        <draw:line draw:style-name="gr6" draw:text-style-name="P6" draw:layer="layout" svg:x1="4.295cm" svg:y1="12.88cm" svg:x2="4.295cm" svg:y2="13.004cm">
          <text:p/>
        </draw:line>
        <draw:frame draw:style-name="gr7" draw:text-style-name="P8" draw:layer="layout" svg:width="0.493cm" svg:height="0.547cm" draw:transform="rotate (1.5707963267949) translate (3.462cm 13.375cm)">
          <draw:text-box>
            <text:p text:style-name="P7"><text:span text:style-name="T1">1</text:span></text:p>
          </draw:text-box>
        </draw:frame>
        <draw:polygon draw:style-name="gr5" draw:text-style-name="P5" draw:layer="layout" svg:width="0cm" svg:height="0.123cm" svg:x="4.806cm" svg:y="12.88cm" svg:viewBox="0 0 0 124" draw:points="0,0 0,124">
          <text:p/>
        </draw:polygon>
        <draw:line draw:style-name="gr6" draw:text-style-name="P6" draw:layer="layout" svg:x1="4.806cm" svg:y1="12.88cm" svg:x2="4.806cm" svg:y2="13.004cm">
          <text:p/>
        </draw:line>
        <draw:frame draw:style-name="gr7" draw:text-style-name="P8" draw:layer="layout" svg:width="0.493cm" svg:height="0.547cm" draw:transform="rotate (1.5707963267949) translate (3.974cm 13.375cm)">
          <draw:text-box>
            <text:p text:style-name="P7"><text:span text:style-name="T1">2</text:span></text:p>
          </draw:text-box>
        </draw:frame>
        <draw:polygon draw:style-name="gr5" draw:text-style-name="P5" draw:layer="layout" svg:width="0cm" svg:height="0.123cm" svg:x="5.317cm" svg:y="12.88cm" svg:viewBox="0 0 0 124" draw:points="0,0 0,124">
          <text:p/>
        </draw:polygon>
        <draw:line draw:style-name="gr6" draw:text-style-name="P6" draw:layer="layout" svg:x1="5.317cm" svg:y1="12.88cm" svg:x2="5.317cm" svg:y2="13.004cm">
          <text:p/>
        </draw:line>
        <draw:frame draw:style-name="gr7" draw:text-style-name="P8" draw:layer="layout" svg:width="0.493cm" svg:height="0.547cm" draw:transform="rotate (1.5707963267949) translate (4.485cm 13.375cm)">
          <draw:text-box>
            <text:p text:style-name="P7"><text:span text:style-name="T1">3</text:span></text:p>
          </draw:text-box>
        </draw:frame>
        <draw:polygon draw:style-name="gr5" draw:text-style-name="P5" draw:layer="layout" svg:width="0cm" svg:height="0.123cm" svg:x="5.829cm" svg:y="12.88cm" svg:viewBox="0 0 0 124" draw:points="0,0 0,124">
          <text:p/>
        </draw:polygon>
        <draw:line draw:style-name="gr6" draw:text-style-name="P6" draw:layer="layout" svg:x1="5.829cm" svg:y1="12.88cm" svg:x2="5.829cm" svg:y2="13.004cm">
          <text:p/>
        </draw:line>
        <draw:frame draw:style-name="gr7" draw:text-style-name="P8" draw:layer="layout" svg:width="0.493cm" svg:height="0.547cm" draw:transform="rotate (1.5707963267949) translate (4.996cm 13.375cm)">
          <draw:text-box>
            <text:p text:style-name="P7"><text:span text:style-name="T1">4</text:span></text:p>
          </draw:text-box>
        </draw:frame>
        <draw:polygon draw:style-name="gr5" draw:text-style-name="P5" draw:layer="layout" svg:width="0cm" svg:height="0.123cm" svg:x="6.34cm" svg:y="12.88cm" svg:viewBox="0 0 0 124" draw:points="0,0 0,124">
          <text:p/>
        </draw:polygon>
        <draw:line draw:style-name="gr6" draw:text-style-name="P6" draw:layer="layout" svg:x1="6.34cm" svg:y1="12.88cm" svg:x2="6.34cm" svg:y2="13.004cm">
          <text:p/>
        </draw:line>
        <draw:frame draw:style-name="gr7" draw:text-style-name="P8" draw:layer="layout" svg:width="0.493cm" svg:height="0.547cm" draw:transform="rotate (1.5707963267949) translate (5.508cm 13.375cm)">
          <draw:text-box>
            <text:p text:style-name="P7"><text:span text:style-name="T1">5</text:span></text:p>
          </draw:text-box>
        </draw:frame>
        <draw:polygon draw:style-name="gr5" draw:text-style-name="P5" draw:layer="layout" svg:width="0cm" svg:height="0.123cm" svg:x="6.851cm" svg:y="12.88cm" svg:viewBox="0 0 0 124" draw:points="0,0 0,124">
          <text:p/>
        </draw:polygon>
        <draw:line draw:style-name="gr6" draw:text-style-name="P6" draw:layer="layout" svg:x1="6.851cm" svg:y1="12.88cm" svg:x2="6.851cm" svg:y2="13.004cm">
          <text:p/>
        </draw:line>
        <draw:frame draw:style-name="gr7" draw:text-style-name="P8" draw:layer="layout" svg:width="0.493cm" svg:height="0.547cm" draw:transform="rotate (1.5707963267949) translate (6.019cm 13.375cm)">
          <draw:text-box>
            <text:p text:style-name="P7"><text:span text:style-name="T1">6</text:span></text:p>
          </draw:text-box>
        </draw:frame>
        <draw:polygon draw:style-name="gr5" draw:text-style-name="P5" draw:layer="layout" svg:width="0cm" svg:height="0.123cm" svg:x="7.362cm" svg:y="12.88cm" svg:viewBox="0 0 0 124" draw:points="0,0 0,124">
          <text:p/>
        </draw:polygon>
        <draw:line draw:style-name="gr6" draw:text-style-name="P6" draw:layer="layout" svg:x1="7.362cm" svg:y1="12.88cm" svg:x2="7.362cm" svg:y2="13.004cm">
          <text:p/>
        </draw:line>
        <draw:frame draw:style-name="gr7" draw:text-style-name="P8" draw:layer="layout" svg:width="0.493cm" svg:height="0.547cm" draw:transform="rotate (1.5707963267949) translate (6.53cm 13.375cm)">
          <draw:text-box>
            <text:p text:style-name="P7"><text:span text:style-name="T1">7</text:span></text:p>
          </draw:text-box>
        </draw:frame>
        <draw:polygon draw:style-name="gr5" draw:text-style-name="P5" draw:layer="layout" svg:width="0cm" svg:height="0.123cm" svg:x="7.874cm" svg:y="12.88cm" svg:viewBox="0 0 0 124" draw:points="0,0 0,124">
          <text:p/>
        </draw:polygon>
        <draw:line draw:style-name="gr6" draw:text-style-name="P6" draw:layer="layout" svg:x1="7.874cm" svg:y1="12.88cm" svg:x2="7.874cm" svg:y2="13.004cm">
          <text:p/>
        </draw:line>
        <draw:frame draw:style-name="gr7" draw:text-style-name="P8" draw:layer="layout" svg:width="0.493cm" svg:height="0.547cm" draw:transform="rotate (1.5707963267949) translate (7.041cm 13.375cm)">
          <draw:text-box>
            <text:p text:style-name="P7"><text:span text:style-name="T1">8</text:span></text:p>
          </draw:text-box>
        </draw:frame>
        <draw:polygon draw:style-name="gr5" draw:text-style-name="P5" draw:layer="layout" svg:width="0cm" svg:height="0.123cm" svg:x="8.385cm" svg:y="12.88cm" svg:viewBox="0 0 0 124" draw:points="0,0 0,124">
          <text:p/>
        </draw:polygon>
        <draw:line draw:style-name="gr6" draw:text-style-name="P6" draw:layer="layout" svg:x1="8.385cm" svg:y1="12.88cm" svg:x2="8.385cm" svg:y2="13.004cm">
          <text:p/>
        </draw:line>
        <draw:frame draw:style-name="gr7" draw:text-style-name="P8" draw:layer="layout" svg:width="0.493cm" svg:height="0.547cm" draw:transform="rotate (1.5707963267949) translate (7.553cm 13.375cm)">
          <draw:text-box>
            <text:p text:style-name="P7"><text:span text:style-name="T1">9</text:span></text:p>
          </draw:text-box>
        </draw:frame>
        <draw:polygon draw:style-name="gr5" draw:text-style-name="P5" draw:layer="layout" svg:width="0cm" svg:height="0.123cm" svg:x="8.896cm" svg:y="12.88cm" svg:viewBox="0 0 0 124" draw:points="0,0 0,124">
          <text:p/>
        </draw:polygon>
        <draw:line draw:style-name="gr6" draw:text-style-name="P6" draw:layer="layout" svg:x1="8.896cm" svg:y1="12.88cm" svg:x2="8.896cm" svg:y2="13.004cm">
          <text:p/>
        </draw:line>
        <draw:frame draw:style-name="gr7" draw:text-style-name="P8" draw:layer="layout" svg:width="0.502cm" svg:height="0.547cm" draw:transform="rotate (1.5707963267949) translate (8.064cm 13.621cm)">
          <draw:text-box>
            <text:p text:style-name="P7"><text:span text:style-name="T1">10</text:span></text:p>
          </draw:text-box>
        </draw:frame>
        <draw:polygon draw:style-name="gr5" draw:text-style-name="P5" draw:layer="layout" svg:width="0cm" svg:height="0.123cm" svg:x="9.408cm" svg:y="12.88cm" svg:viewBox="0 0 0 124" draw:points="0,0 0,124">
          <text:p/>
        </draw:polygon>
        <draw:line draw:style-name="gr6" draw:text-style-name="P6" draw:layer="layout" svg:x1="9.408cm" svg:y1="12.88cm" svg:x2="9.408cm" svg:y2="13.004cm">
          <text:p/>
        </draw:line>
        <draw:frame draw:style-name="gr7" draw:text-style-name="P8" draw:layer="layout" svg:width="0.502cm" svg:height="0.547cm" draw:transform="rotate (1.5707963267949) translate (8.575cm 13.604cm)">
          <draw:text-box>
            <text:p text:style-name="P7"><text:span text:style-name="T1">11</text:span></text:p>
          </draw:text-box>
        </draw:frame>
        <draw:polygon draw:style-name="gr5" draw:text-style-name="P5" draw:layer="layout" svg:width="0cm" svg:height="0.123cm" svg:x="9.919cm" svg:y="12.88cm" svg:viewBox="0 0 0 124" draw:points="0,0 0,124">
          <text:p/>
        </draw:polygon>
        <draw:line draw:style-name="gr6" draw:text-style-name="P6" draw:layer="layout" svg:x1="9.919cm" svg:y1="12.88cm" svg:x2="9.919cm" svg:y2="13.004cm">
          <text:p/>
        </draw:line>
        <draw:frame draw:style-name="gr7" draw:text-style-name="P8" draw:layer="layout" svg:width="0.502cm" svg:height="0.547cm" draw:transform="rotate (1.5707963267949) translate (9.087cm 13.621cm)">
          <draw:text-box>
            <text:p text:style-name="P7"><text:span text:style-name="T1">12</text:span></text:p>
          </draw:text-box>
        </draw:frame>
        <draw:polygon draw:style-name="gr5" draw:text-style-name="P5" draw:layer="layout" svg:width="0cm" svg:height="0.123cm" svg:x="10.43cm" svg:y="12.88cm" svg:viewBox="0 0 0 124" draw:points="0,0 0,124">
          <text:p/>
        </draw:polygon>
        <draw:line draw:style-name="gr6" draw:text-style-name="P6" draw:layer="layout" svg:x1="10.43cm" svg:y1="12.88cm" svg:x2="10.43cm" svg:y2="13.004cm">
          <text:p/>
        </draw:line>
        <draw:frame draw:style-name="gr7" draw:text-style-name="P8" draw:layer="layout" svg:width="0.502cm" svg:height="0.547cm" draw:transform="rotate (1.5707963267949) translate (9.598cm 13.621cm)">
          <draw:text-box>
            <text:p text:style-name="P7"><text:span text:style-name="T1">13</text:span></text:p>
          </draw:text-box>
        </draw:frame>
        <draw:polygon draw:style-name="gr5" draw:text-style-name="P5" draw:layer="layout" svg:width="0cm" svg:height="0.123cm" svg:x="10.942cm" svg:y="12.88cm" svg:viewBox="0 0 0 124" draw:points="0,0 0,124">
          <text:p/>
        </draw:polygon>
        <draw:line draw:style-name="gr6" draw:text-style-name="P6" draw:layer="layout" svg:x1="10.942cm" svg:y1="12.88cm" svg:x2="10.942cm" svg:y2="13.004cm">
          <text:p/>
        </draw:line>
        <draw:frame draw:style-name="gr7" draw:text-style-name="P8" draw:layer="layout" svg:width="0.502cm" svg:height="0.547cm" draw:transform="rotate (1.5707963267949) translate (10.109cm 13.621cm)">
          <draw:text-box>
            <text:p text:style-name="P7"><text:span text:style-name="T1">14</text:span></text:p>
          </draw:text-box>
        </draw:frame>
        <draw:polygon draw:style-name="gr5" draw:text-style-name="P5" draw:layer="layout" svg:width="0cm" svg:height="0.123cm" svg:x="11.453cm" svg:y="12.88cm" svg:viewBox="0 0 0 124" draw:points="0,0 0,124">
          <text:p/>
        </draw:polygon>
        <draw:line draw:style-name="gr6" draw:text-style-name="P6" draw:layer="layout" svg:x1="11.453cm" svg:y1="12.88cm" svg:x2="11.453cm" svg:y2="13.004cm">
          <text:p/>
        </draw:line>
        <draw:frame draw:style-name="gr7" draw:text-style-name="P8" draw:layer="layout" svg:width="0.502cm" svg:height="0.547cm" draw:transform="rotate (1.5707963267949) translate (10.621cm 13.621cm)">
          <draw:text-box>
            <text:p text:style-name="P7"><text:span text:style-name="T1">15</text:span></text:p>
          </draw:text-box>
        </draw:frame>
        <draw:polygon draw:style-name="gr5" draw:text-style-name="P5" draw:layer="layout" svg:width="0cm" svg:height="0.123cm" svg:x="11.964cm" svg:y="12.88cm" svg:viewBox="0 0 0 124" draw:points="0,0 0,124">
          <text:p/>
        </draw:polygon>
        <draw:line draw:style-name="gr6" draw:text-style-name="P6" draw:layer="layout" svg:x1="11.964cm" svg:y1="12.88cm" svg:x2="11.964cm" svg:y2="13.004cm">
          <text:p/>
        </draw:line>
        <draw:frame draw:style-name="gr7" draw:text-style-name="P8" draw:layer="layout" svg:width="0.502cm" svg:height="0.547cm" draw:transform="rotate (1.5707963267949) translate (11.132cm 13.621cm)">
          <draw:text-box>
            <text:p text:style-name="P7"><text:span text:style-name="T1">16</text:span></text:p>
          </draw:text-box>
        </draw:frame>
        <draw:polygon draw:style-name="gr5" draw:text-style-name="P5" draw:layer="layout" svg:width="0cm" svg:height="0.123cm" svg:x="12.475cm" svg:y="12.88cm" svg:viewBox="0 0 0 124" draw:points="0,0 0,124">
          <text:p/>
        </draw:polygon>
        <draw:line draw:style-name="gr6" draw:text-style-name="P6" draw:layer="layout" svg:x1="12.475cm" svg:y1="12.88cm" svg:x2="12.475cm" svg:y2="13.004cm">
          <text:p/>
        </draw:line>
        <draw:frame draw:style-name="gr7" draw:text-style-name="P8" draw:layer="layout" svg:width="0.502cm" svg:height="0.547cm" draw:transform="rotate (1.5707963267949) translate (11.643cm 13.621cm)">
          <draw:text-box>
            <text:p text:style-name="P7"><text:span text:style-name="T1">17</text:span></text:p>
          </draw:text-box>
        </draw:frame>
        <draw:polygon draw:style-name="gr5" draw:text-style-name="P5" draw:layer="layout" svg:width="0cm" svg:height="0.123cm" svg:x="12.987cm" svg:y="12.88cm" svg:viewBox="0 0 0 124" draw:points="0,0 0,124">
          <text:p/>
        </draw:polygon>
        <draw:line draw:style-name="gr6" draw:text-style-name="P6" draw:layer="layout" svg:x1="12.987cm" svg:y1="12.88cm" svg:x2="12.987cm" svg:y2="13.004cm">
          <text:p/>
        </draw:line>
        <draw:frame draw:style-name="gr7" draw:text-style-name="P8" draw:layer="layout" svg:width="0.502cm" svg:height="0.547cm" draw:transform="rotate (1.5707963267949) translate (12.154cm 13.621cm)">
          <draw:text-box>
            <text:p text:style-name="P7"><text:span text:style-name="T1">18</text:span></text:p>
          </draw:text-box>
        </draw:frame>
        <draw:polygon draw:style-name="gr5" draw:text-style-name="P5" draw:layer="layout" svg:width="0cm" svg:height="0.123cm" svg:x="13.498cm" svg:y="12.88cm" svg:viewBox="0 0 0 124" draw:points="0,0 0,124">
          <text:p/>
        </draw:polygon>
        <draw:line draw:style-name="gr6" draw:text-style-name="P6" draw:layer="layout" svg:x1="13.498cm" svg:y1="12.88cm" svg:x2="13.498cm" svg:y2="13.004cm">
          <text:p/>
        </draw:line>
        <draw:frame draw:style-name="gr7" draw:text-style-name="P8" draw:layer="layout" svg:width="0.502cm" svg:height="0.547cm" draw:transform="rotate (1.5707963267949) translate (12.666cm 13.621cm)">
          <draw:text-box>
            <text:p text:style-name="P7"><text:span text:style-name="T1">19</text:span></text:p>
          </draw:text-box>
        </draw:frame>
        <draw:polygon draw:style-name="gr5" draw:text-style-name="P5" draw:layer="layout" svg:width="0cm" svg:height="0.123cm" svg:x="14.009cm" svg:y="12.88cm" svg:viewBox="0 0 0 124" draw:points="0,0 0,124">
          <text:p/>
        </draw:polygon>
        <draw:line draw:style-name="gr6" draw:text-style-name="P6" draw:layer="layout" svg:x1="14.009cm" svg:y1="12.88cm" svg:x2="14.009cm" svg:y2="13.004cm">
          <text:p/>
        </draw:line>
        <draw:frame draw:style-name="gr7" draw:text-style-name="P8" draw:layer="layout" svg:width="0.502cm" svg:height="0.547cm" draw:transform="rotate (1.5707963267949) translate (13.177cm 13.621cm)">
          <draw:text-box>
            <text:p text:style-name="P7"><text:span text:style-name="T1">20</text:span></text:p>
          </draw:text-box>
        </draw:frame>
        <draw:polygon draw:style-name="gr5" draw:text-style-name="P5" draw:layer="layout" svg:width="0cm" svg:height="0.123cm" svg:x="14.521cm" svg:y="12.88cm" svg:viewBox="0 0 0 124" draw:points="0,0 0,124">
          <text:p/>
        </draw:polygon>
        <draw:line draw:style-name="gr6" draw:text-style-name="P6" draw:layer="layout" svg:x1="14.521cm" svg:y1="12.88cm" svg:x2="14.521cm" svg:y2="13.004cm">
          <text:p/>
        </draw:line>
        <draw:frame draw:style-name="gr7" draw:text-style-name="P8" draw:layer="layout" svg:width="0.502cm" svg:height="0.547cm" draw:transform="rotate (1.5707963267949) translate (13.688cm 13.621cm)">
          <draw:text-box>
            <text:p text:style-name="P7"><text:span text:style-name="T1">21</text:span></text:p>
          </draw:text-box>
        </draw:frame>
        <draw:polygon draw:style-name="gr5" draw:text-style-name="P5" draw:layer="layout" svg:width="0cm" svg:height="0.123cm" svg:x="15.032cm" svg:y="12.88cm" svg:viewBox="0 0 0 124" draw:points="0,0 0,124">
          <text:p/>
        </draw:polygon>
        <draw:line draw:style-name="gr6" draw:text-style-name="P6" draw:layer="layout" svg:x1="15.032cm" svg:y1="12.88cm" svg:x2="15.032cm" svg:y2="13.004cm">
          <text:p/>
        </draw:line>
        <draw:frame draw:style-name="gr7" draw:text-style-name="P8" draw:layer="layout" svg:width="0.502cm" svg:height="0.547cm" draw:transform="rotate (1.5707963267949) translate (14.2cm 13.621cm)">
          <draw:text-box>
            <text:p text:style-name="P7"><text:span text:style-name="T1">22</text:span></text:p>
          </draw:text-box>
        </draw:frame>
        <draw:polygon draw:style-name="gr5" draw:text-style-name="P5" draw:layer="layout" svg:width="0cm" svg:height="0.123cm" svg:x="15.543cm" svg:y="12.88cm" svg:viewBox="0 0 0 124" draw:points="0,0 0,124">
          <text:p/>
        </draw:polygon>
        <draw:line draw:style-name="gr6" draw:text-style-name="P6" draw:layer="layout" svg:x1="15.543cm" svg:y1="12.88cm" svg:x2="15.543cm" svg:y2="13.004cm">
          <text:p/>
        </draw:line>
        <draw:frame draw:style-name="gr7" draw:text-style-name="P8" draw:layer="layout" svg:width="0.502cm" svg:height="0.547cm" draw:transform="rotate (1.5707963267949) translate (14.711cm 13.621cm)">
          <draw:text-box>
            <text:p text:style-name="P7"><text:span text:style-name="T1">23</text:span></text:p>
          </draw:text-box>
        </draw:frame>
        <draw:polygon draw:style-name="gr5" draw:text-style-name="P5" draw:layer="layout" svg:width="0cm" svg:height="0.123cm" svg:x="16.055cm" svg:y="12.88cm" svg:viewBox="0 0 0 124" draw:points="0,0 0,124">
          <text:p/>
        </draw:polygon>
        <draw:line draw:style-name="gr6" draw:text-style-name="P6" draw:layer="layout" svg:x1="16.055cm" svg:y1="12.88cm" svg:x2="16.055cm" svg:y2="13.004cm">
          <text:p/>
        </draw:line>
        <draw:frame draw:style-name="gr7" draw:text-style-name="P8" draw:layer="layout" svg:width="0.502cm" svg:height="0.547cm" draw:transform="rotate (1.5707963267949) translate (15.222cm 13.621cm)">
          <draw:text-box>
            <text:p text:style-name="P7"><text:span text:style-name="T1">24</text:span></text:p>
          </draw:text-box>
        </draw:frame>
        <draw:polygon draw:style-name="gr5" draw:text-style-name="P5" draw:layer="layout" svg:width="0cm" svg:height="0.123cm" svg:x="16.566cm" svg:y="12.88cm" svg:viewBox="0 0 0 124" draw:points="0,0 0,124">
          <text:p/>
        </draw:polygon>
        <draw:line draw:style-name="gr6" draw:text-style-name="P6" draw:layer="layout" svg:x1="16.566cm" svg:y1="12.88cm" svg:x2="16.566cm" svg:y2="13.004cm">
          <text:p/>
        </draw:line>
        <draw:frame draw:style-name="gr7" draw:text-style-name="P8" draw:layer="layout" svg:width="0.502cm" svg:height="0.547cm" draw:transform="rotate (1.5707963267949) translate (15.733cm 13.621cm)">
          <draw:text-box>
            <text:p text:style-name="P7"><text:span text:style-name="T1">25</text:span></text:p>
          </draw:text-box>
        </draw:frame>
        <draw:polygon draw:style-name="gr5" draw:text-style-name="P5" draw:layer="layout" svg:width="0cm" svg:height="0.123cm" svg:x="17.077cm" svg:y="12.88cm" svg:viewBox="0 0 0 124" draw:points="0,0 0,124">
          <text:p/>
        </draw:polygon>
        <draw:line draw:style-name="gr6" draw:text-style-name="P6" draw:layer="layout" svg:x1="17.077cm" svg:y1="12.88cm" svg:x2="17.077cm" svg:y2="13.004cm">
          <text:p/>
        </draw:line>
        <draw:frame draw:style-name="gr7" draw:text-style-name="P8" draw:layer="layout" svg:width="0.502cm" svg:height="0.547cm" draw:transform="rotate (1.5707963267949) translate (16.245cm 13.621cm)">
          <draw:text-box>
            <text:p text:style-name="P7"><text:span text:style-name="T1">26</text:span></text:p>
          </draw:text-box>
        </draw:frame>
        <draw:frame draw:style-name="gr7" draw:text-style-name="P8" draw:layer="layout" svg:width="0.502cm" svg:height="0.547cm" draw:transform="rotate (1.5707963267949) translate (16.756cm 13.621cm)">
          <draw:text-box>
            <text:p text:style-name="P7"><text:span text:style-name="T1">27</text:span></text:p>
          </draw:text-box>
        </draw:frame>
        <draw:polygon draw:style-name="gr5" draw:text-style-name="P5" draw:layer="layout" svg:width="0.123cm" svg:height="0cm" svg:x="1.921cm" svg:y="12.88cm" svg:viewBox="0 0 124 0" draw:points="124,0 0,0">
          <text:p/>
        </draw:polygon>
        <draw:line draw:style-name="gr6" draw:text-style-name="P6" draw:layer="layout" svg:x1="2.045cm" svg:y1="12.88cm" svg:x2="1.921cm" svg:y2="12.88cm">
          <text:p/>
        </draw:line>
        <draw:frame draw:style-name="gr8" draw:text-style-name="P9" draw:layer="layout" svg:width="1.564cm" svg:height="0.742cm" svg:x="9.138cm" svg:y="13.986cm">
          <draw:text-box>
            <text:p text:style-name="P7"><text:span text:style-name="T2">Layer</text:span></text:p>
          </draw:text-box>
        </draw:frame>
        <draw:polygon draw:style-name="gr5" draw:text-style-name="P5" draw:layer="layout" svg:width="0.123cm" svg:height="0cm" svg:x="1.921cm" svg:y="10.533cm" svg:viewBox="0 0 124 0" draw:points="124,0 0,0">
          <text:p/>
        </draw:polygon>
        <draw:line draw:style-name="gr6" draw:text-style-name="P6" draw:layer="layout" svg:x1="2.045cm" svg:y1="10.533cm" svg:x2="1.921cm" svg:y2="10.533cm">
          <text:p/>
        </draw:line>
        <draw:frame draw:style-name="gr9" draw:text-style-name="P10" draw:layer="layout" svg:width="0.798cm" svg:height="0.704cm" svg:x="1.005cm" svg:y="12.535cm">
          <draw:text-box>
            <text:p text:style-name="P7"><text:span text:style-name="T3">0.0</text:span></text:p>
          </draw:text-box>
        </draw:frame>
        <draw:polygon draw:style-name="gr5" draw:text-style-name="P5" draw:layer="layout" svg:width="0.123cm" svg:height="0cm" svg:x="1.921cm" svg:y="8.186cm" svg:viewBox="0 0 124 0" draw:points="124,0 0,0">
          <text:p/>
        </draw:polygon>
        <draw:line draw:style-name="gr6" draw:text-style-name="P6" draw:layer="layout" svg:x1="2.045cm" svg:y1="8.186cm" svg:x2="1.921cm" svg:y2="8.186cm">
          <text:p/>
        </draw:line>
        <draw:frame draw:style-name="gr9" draw:text-style-name="P10" draw:layer="layout" svg:width="0.798cm" svg:height="0.704cm" svg:x="1.005cm" svg:y="10.188cm">
          <draw:text-box>
            <text:p text:style-name="P7"><text:span text:style-name="T3">0.2</text:span></text:p>
          </draw:text-box>
        </draw:frame>
        <draw:polygon draw:style-name="gr5" draw:text-style-name="P5" draw:layer="layout" svg:width="0.123cm" svg:height="0cm" svg:x="1.921cm" svg:y="5.839cm" svg:viewBox="0 0 124 0" draw:points="124,0 0,0">
          <text:p/>
        </draw:polygon>
        <draw:line draw:style-name="gr6" draw:text-style-name="P6" draw:layer="layout" svg:x1="2.045cm" svg:y1="5.839cm" svg:x2="1.921cm" svg:y2="5.839cm">
          <text:p/>
        </draw:line>
        <draw:frame draw:style-name="gr9" draw:text-style-name="P10" draw:layer="layout" svg:width="0.798cm" svg:height="0.704cm" svg:x="1.005cm" svg:y="7.841cm">
          <draw:text-box>
            <text:p text:style-name="P7"><text:span text:style-name="T3">0</text:span><text:span text:style-name="T3">.</text:span><text:span text:style-name="T3">4</text:span></text:p>
          </draw:text-box>
        </draw:frame>
        <draw:polygon draw:style-name="gr5" draw:text-style-name="P5" draw:layer="layout" svg:width="0.123cm" svg:height="0cm" svg:x="1.921cm" svg:y="3.492cm" svg:viewBox="0 0 124 0" draw:points="124,0 0,0">
          <text:p/>
        </draw:polygon>
        <draw:line draw:style-name="gr6" draw:text-style-name="P6" draw:layer="layout" svg:x1="2.045cm" svg:y1="3.492cm" svg:x2="1.921cm" svg:y2="3.492cm">
          <text:p/>
        </draw:line>
        <draw:frame draw:style-name="gr9" draw:text-style-name="P10" draw:layer="layout" svg:width="0.798cm" svg:height="0.704cm" svg:x="1.005cm" svg:y="5.494cm">
          <draw:text-box>
            <text:p text:style-name="P7"><text:span text:style-name="T3">0</text:span><text:span text:style-name="T3">.</text:span><text:span text:style-name="T3">6</text:span></text:p>
          </draw:text-box>
        </draw:frame>
        <draw:polygon draw:style-name="gr5" draw:text-style-name="P5" draw:layer="layout" svg:width="0.123cm" svg:height="0cm" svg:x="1.921cm" svg:y="1.145cm" svg:viewBox="0 0 124 0" draw:points="124,0 0,0">
          <text:p/>
        </draw:polygon>
        <draw:line draw:style-name="gr6" draw:text-style-name="P6" draw:layer="layout" svg:x1="2.045cm" svg:y1="1.145cm" svg:x2="1.921cm" svg:y2="1.145cm">
          <text:p/>
        </draw:line>
        <draw:frame draw:style-name="gr9" draw:text-style-name="P10" draw:layer="layout" svg:width="0.798cm" svg:height="0.704cm" svg:x="1.005cm" svg:y="3.148cm">
          <draw:text-box>
            <text:p text:style-name="P7"><text:span text:style-name="T3">0</text:span><text:span text:style-name="T3">.</text:span><text:span text:style-name="T3">8</text:span></text:p>
          </draw:text-box>
        </draw:frame>
        <draw:frame draw:style-name="gr9" draw:text-style-name="P10" draw:layer="layout" svg:width="0.798cm" svg:height="0.704cm" svg:x="1.005cm" svg:y="0.801cm">
          <draw:text-box>
            <text:p text:style-name="P7"><text:span text:style-name="T3">1</text:span><text:span text:style-name="T3">.</text:span><text:span text:style-name="T3">0</text:span></text:p>
          </draw:text-box>
        </draw:frame>
        <draw:polyline draw:style-name="gr10" draw:text-style-name="P6" draw:layer="layout" svg:width="14.316cm" svg:height="11.083cm" svg:x="2.761cm" svg:y="1.797cm" svg:viewBox="0 0 14317 11084" draw:points="0,1477 511,386 1022,150 1534,48 2045,23 2556,29 3068,0 3579,317 4090,303 4602,345 5114,493 5625,761 6136,1572 6648,1558 7159,3552 7670,4408 8182,8830 8693,9922 9204,9467 9715,9764 10227,9909 10738,7287 11249,11014 11761,10991 12272,10894 12783,11084 13295,11084 13806,11084 14317,11084">
          <text:p/>
        </draw:polyline>
        <draw:polyline draw:style-name="gr11" draw:text-style-name="P6" draw:layer="layout" svg:width="14.316cm" svg:height="11.031cm" svg:x="2.761cm" svg:y="1.849cm" svg:viewBox="0 0 14317 11032" draw:points="0,3594 511,1956 1022,1173 1534,318 2045,213 2556,200 3068,58 3579,105 4090,0 4602,168 5114,149 5625,439 6136,1371 6648,1652 7159,5021 7670,5844 8182,10153 8693,10720 9204,10775 9715,10886 10227,11008 10738,11008 11249,11032 11761,11032 12272,11032 12783,11032 13295,11032 13806,11032 14317,11032">
          <text:p/>
        </draw:polyline>
        <draw:polyline draw:style-name="gr12" draw:text-style-name="P6" draw:layer="layout" svg:width="14.316cm" svg:height="7.01cm" svg:x="2.761cm" svg:y="5.87cm" svg:viewBox="0 0 14317 7011" draw:points="0,5969 511,3765 1022,676 1534,1767 2045,3303 2556,0 3068,2753 3579,3911 4090,4026 4602,5312 5114,6199 5625,6476 6136,6625 6648,6651 7159,6961 7670,6833 8182,7011 8693,7011 9204,7011 9715,7011 10227,7011 10738,7011 11249,7011 11761,7011 12272,7011 12783,7011 13295,7011 13806,7011 14317,7011">
          <text:p/>
        </draw:polyline>
        <draw:polyline draw:style-name="gr13" draw:text-style-name="P6" draw:layer="layout" svg:width="14.316cm" svg:height="0.453cm" svg:x="2.761cm" svg:y="12.427cm" svg:viewBox="0 0 14317 454" draw:points="0,88 511,175 1022,0 1534,37 2045,64 2556,14 3068,142 3579,0 4090,140 4602,90 5114,123 5625,144 6136,68 6648,68 7159,276 7670,297 8182,454 8693,454 9204,454 9715,454 10227,454 10738,454 11249,454 11761,454 12272,454 12783,454 13295,454 13806,454 14317,454">
          <text:p/>
        </draw:polyline>
        <draw:line draw:style-name="gr14" draw:text-style-name="P6" draw:layer="layout" svg:x1="2.045cm" svg:y1="12.88cm" svg:x2="2.045cm" svg:y2="1.145cm">
          <text:p/>
        </draw:line>
        <draw:line draw:style-name="gr14" draw:text-style-name="P6" draw:layer="layout" svg:x1="17.793cm" svg:y1="12.88cm" svg:x2="17.793cm" svg:y2="1.145cm">
          <text:p/>
        </draw:line>
        <draw:line draw:style-name="gr14" draw:text-style-name="P6" draw:layer="layout" svg:x1="2.045cm" svg:y1="12.88cm" svg:x2="17.793cm" svg:y2="12.88cm">
          <text:p/>
        </draw:line>
        <draw:line draw:style-name="gr14" draw:text-style-name="P6" draw:layer="layout" svg:x1="2.045cm" svg:y1="1.145cm" svg:x2="17.793cm" svg:y2="1.145cm">
          <text:p/>
        </draw:line>
        <draw:frame draw:style-name="gr8" draw:text-style-name="P9" draw:layer="layout" svg:width="3.406cm" svg:height="0.742cm" draw:transform="rotate (1.5707963267949) translate (0.122cm 8.718cm)">
          <draw:text-box>
            <text:p text:style-name="P7"><text:span text:style-name="T2">S</text:span><text:span text:style-name="T2">u</text:span><text:span text:style-name="T2">c</text:span><text:span text:style-name="T2">c</text:span><text:span text:style-name="T2">e</text:span><text:span text:style-name="T2">s</text:span><text:span text:style-name="T2">s </text:span><text:span text:style-name="T2">@</text:span><text:span text:style-name="T2"> </text:span><text:span text:style-name="T2">1</text:span></text:p>
          </draw:text-box>
        </draw:frame>
        <draw:polyline draw:style-name="gr10" draw:text-style-name="P6" draw:layer="layout" svg:width="0.987cm" svg:height="0cm" svg:x="12.682cm" svg:y="1.763cm" svg:viewBox="0 0 988 0" draw:points="0,0 494,0 988,0">
          <text:p/>
        </draw:polyline>
        <draw:frame draw:style-name="gr15" draw:text-style-name="P11" draw:layer="layout" svg:width="4.295cm" svg:height="0.86cm" svg:x="7.775cm" svg:y="0.102cm">
          <draw:text-box>
            <text:p text:style-name="P7"><text:span text:style-name="T4">w</text:span><text:span text:style-name="T4">o</text:span><text:span text:style-name="T4">r</text:span><text:span text:style-name="T4">k</text:span><text:span text:style-name="T4"> </text:span><text:span text:style-name="T4">l</text:span><text:span text:style-name="T4">o</text:span><text:span text:style-name="T4">c</text:span><text:span text:style-name="T4">a</text:span><text:span text:style-name="T4">t</text:span><text:span text:style-name="T4">i</text:span><text:span text:style-name="T4">o</text:span><text:span text:style-name="T4">n</text:span></text:p>
          </draw:text-box>
        </draw:frame>
        <draw:polyline draw:style-name="gr11" draw:text-style-name="P6" draw:layer="layout" svg:width="0.987cm" svg:height="0cm" svg:x="12.682cm" svg:y="2.462cm" svg:viewBox="0 0 988 0" draw:points="0,0 494,0 988,0">
          <text:p/>
        </draw:polyline>
        <draw:frame draw:style-name="gr16" draw:text-style-name="P13" draw:layer="layout" svg:width="1.374cm" svg:height="0.505cm" svg:x="13.866cm" svg:y="1.496cm">
          <draw:text-box>
            <text:p text:style-name="P12"><text:span text:style-name="T5">A</text:span><text:span text:style-name="T5">d</text:span><text:span text:style-name="T5">d</text:span><text:span text:style-name="T5">i</text:span><text:span text:style-name="T5">n</text:span><text:span text:style-name="T5">g</text:span></text:p>
          </draw:text-box>
        </draw:frame>
        <draw:polyline draw:style-name="gr12" draw:text-style-name="P6" draw:layer="layout" svg:width="0.987cm" svg:height="0cm" svg:x="12.682cm" svg:y="3.161cm" svg:viewBox="0 0 988 0" draw:points="0,0 494,0 988,0">
          <text:p/>
        </draw:polyline>
        <draw:frame draw:style-name="gr17" draw:text-style-name="P13" draw:layer="layout" svg:width="3.19cm" svg:height="0.505cm" svg:x="13.843cm" svg:y="2.159cm">
          <draw:text-box draw:corner-radius="0.762cm">
            <text:p text:style-name="P12"><text:span text:style-name="T5">R</text:span><text:span text:style-name="T5">e</text:span><text:span text:style-name="T5">p</text:span><text:span text:style-name="T5">l</text:span><text:span text:style-name="T5">a</text:span><text:span text:style-name="T5">c</text:span><text:span text:style-name="T5">i</text:span><text:span text:style-name="T5">n</text:span><text:span text:style-name="T5">g </text:span><text:span text:style-name="T5">w</text:span><text:span text:style-name="T5">it</text:span><text:span text:style-name="T5">h </text:span><text:span text:style-name="T6">s</text:span><text:span text:style-name="T5"> </text:span></text:p>
          </draw:text-box>
        </draw:frame>
        <draw:polyline draw:style-name="gr13" draw:text-style-name="P6" draw:layer="layout" svg:width="0.987cm" svg:height="0cm" svg:x="12.682cm" svg:y="3.86cm" svg:viewBox="0 0 988 0" draw:points="0,0 494,0 988,0">
          <text:p/>
        </draw:polyline>
        <draw:frame draw:style-name="gr7" draw:text-style-name="P14" draw:layer="layout" svg:width="2.898cm" svg:height="0.505cm" svg:x="13.866cm" svg:y="2.921cm">
          <draw:text-box>
            <text:p text:style-name="P12"><text:span text:style-name="T5">R</text:span><text:span text:style-name="T5">e</text:span><text:span text:style-name="T5">p</text:span><text:span text:style-name="T5">l</text:span><text:span text:style-name="T5">a</text:span><text:span text:style-name="T5">c</text:span><text:span text:style-name="T5">i</text:span><text:span text:style-name="T5">n</text:span><text:span text:style-name="T5">g </text:span><text:span text:style-name="T5">w</text:span><text:span text:style-name="T5">it</text:span><text:span text:style-name="T5">h </text:span></text:p>
          </draw:text-box>
        </draw:frame>
        <draw:frame draw:style-name="gr7" draw:text-style-name="P14" draw:layer="layout" svg:width="3.241cm" svg:height="0.505cm" svg:x="13.866cm" svg:y="3.593cm">
          <draw:text-box>
            <text:p text:style-name="P12"><text:span text:style-name="T5">R</text:span><text:span text:style-name="T5">e</text:span><text:span text:style-name="T5">p</text:span><text:span text:style-name="T5">l</text:span><text:span text:style-name="T5">a</text:span><text:span text:style-name="T5">c</text:span><text:span text:style-name="T5">i</text:span><text:span text:style-name="T5">n</text:span><text:span text:style-name="T5">g </text:span><text:span text:style-name="T5">w</text:span><text:span text:style-name="T5">it</text:span><text:span text:style-name="T5">h </text:span><text:span text:style-name="T6">o</text:span><text:span text:style-name="T5"> </text:span></text:p>
          </draw:text-box>
        </draw:frame>
        <draw:frame draw:style-name="gr18" draw:text-style-name="P15" draw:layer="layout" svg:width="1.999cm" svg:height="0.999cm" svg:x="8.037cm" svg:y="7.009cm">
          <draw:object xlink:href="./Object 1" xlink:type="simple" xlink:show="embed" xlink:actuate="onLoad">
            <loext:p/>
          </draw:object>
          <draw:image xlink:href="./ObjectReplacements/Object 1" xlink:type="simple" xlink:show="embed" xlink:actuate="onLoad"/>
        </draw:frame>
        <draw:frame draw:style-name="gr19" draw:text-style-name="P16" draw:layer="layout" svg:width="0.489cm" svg:height="0.492cm" svg:x="15.334cm" svg:y="1.561cm">
          <draw:text-box>
            <text:p text:style-name="P7"><text:span text:style-name="T7">W</text:span></text:p>
          </draw:text-box>
        </draw:frame>
        <draw:frame draw:style-name="gr20" draw:text-style-name="P17" draw:layer="layout" svg:width="0.295cm" svg:height="0.295cm" svg:x="15.789cm" svg:y="1.444cm">
          <draw:text-box>
            <text:p text:style-name="P7"><text:span text:style-name="T8">†</text:span></text:p>
          </draw:text-box>
        </draw:frame>
        <draw:frame draw:style-name="gr19" draw:text-style-name="P16" draw:layer="layout" svg:width="0.489cm" svg:height="0.489cm" svg:x="15.913cm" svg:y="1.556cm">
          <draw:text-box>
            <text:p text:style-name="P7"><text:span text:style-name="T9">(</text:span></text:p>
          </draw:text-box>
        </draw:frame>
        <draw:frame draw:style-name="gr19" draw:text-style-name="P19" draw:layer="layout" svg:width="0.489cm" svg:height="0.492cm" svg:x="16.107cm" svg:y="1.561cm">
          <draw:text-box>
            <text:p text:style-name="P18"><text:span text:style-name="T10">o</text:span></text:p>
          </draw:text-box>
        </draw:frame>
        <draw:frame draw:style-name="gr20" draw:text-style-name="P21" draw:layer="layout" svg:width="0.295cm" svg:height="0.391cm" svg:x="16.264cm" svg:y="1.547cm">
          <draw:text-box>
            <text:p text:style-name="P20"><text:span text:style-name="T11">'</text:span></text:p>
          </draw:text-box>
        </draw:frame>
        <draw:frame draw:style-name="gr19" draw:text-style-name="P16" draw:layer="layout" svg:width="0.489cm" svg:height="0.489cm" svg:x="16.459cm" svg:y="1.556cm">
          <draw:text-box>
            <text:p text:style-name="P7"><text:span text:style-name="T9">−</text:span></text:p>
          </draw:text-box>
        </draw:frame>
        <draw:frame draw:style-name="gr19" draw:text-style-name="P19" draw:layer="layout" svg:width="0.489cm" svg:height="0.492cm" svg:x="16.869cm" svg:y="1.561cm">
          <draw:text-box>
            <text:p text:style-name="P18"><text:span text:style-name="T10">o</text:span></text:p>
          </draw:text-box>
        </draw:frame>
        <draw:frame draw:style-name="gr19" draw:text-style-name="P16" draw:layer="layout" svg:width="0.489cm" svg:height="0.489cm" svg:x="17.144cm" svg:y="1.556cm">
          <draw:text-box>
            <text:p text:style-name="P7"><text:span text:style-name="T9">)</text:span></text:p>
          </draw:text-box>
        </draw:frame>
        <draw:frame draw:style-name="gr20" draw:text-style-name="P21" draw:layer="layout" svg:width="0.295cm" svg:height="0.391cm" svg:x="16.864cm" svg:y="2.25cm">
          <draw:text-box>
            <text:p text:style-name="P20"><text:span text:style-name="T11">'</text:span></text:p>
          </draw:text-box>
        </draw:frame>
        <draw:frame draw:style-name="gr20" draw:text-style-name="P21" draw:layer="layout" svg:width="0.295cm" svg:height="0.391cm" svg:x="16.964cm" svg:y="3.65cm">
          <draw:text-box>
            <text:p text:style-name="P20"><text:span text:style-name="T11">'</text:span></text:p>
          </draw:text-box>
        </draw:frame>
        <draw:frame draw:style-name="gr19" draw:text-style-name="P19" draw:layer="layout" svg:width="0.489cm" svg:height="0.492cm" svg:x="16.775cm" svg:y="2.968cm">
          <draw:text-box>
            <text:p text:style-name="P18"><text:span text:style-name="T10">e</text:span></text:p>
          </draw:text-box>
        </draw:frame>
        <draw:frame draw:style-name="gr20" draw:text-style-name="P23" draw:layer="layout" svg:width="0.295cm" svg:height="0.297cm" svg:x="16.96cm" svg:y="3.214cm">
          <draw:text-box>
            <text:p text:style-name="P22"><text:span text:style-name="T12">o</text:span></text:p>
          </draw:text-box>
        </draw:frame>
        <draw:frame draw:style-name="gr21" draw:text-style-name="P25" draw:layer="layout" svg:width="0.175cm" svg:height="0.352cm" svg:x="17.064cm" svg:y="3.184cm">
          <draw:text-box>
            <text:p text:style-name="P24"><text:span text:style-name="T13">'</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Roman" svg:font-family="NimbusRoman"/>
    <style:font-face style:name="NimbusRomanRegular" svg:font-family="NimbusRomanRegular"/>
    <style:font-face style:name="OpenSymbol" svg:font-family="OpenSymbol"/>
    <style:font-face style:name="TimesNewRoman1" svg:font-family="TimesNewRoman"/>
    <style:font-face style:name="DejaVu Sans1" svg:font-family="'DejaVu Sans'" style:font-pitch="variable"/>
    <style:font-face style:name="Liberation Serif"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34"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8.047cm" fo:page-height="14.9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7-28T13:21:14.654411282</dc:date>
    <meta:editing-duration>PT20M59S</meta:editing-duration>
    <meta:editing-cycles>2</meta:editing-cycles>
    <meta:generator>LibreOffice/6.4.7.2$Linux_X86_64 LibreOffice_project/40$Build-2</meta:generator>
    <meta:document-statistic meta:object-count="142"/>
  </office:meta>
</office:document-meta>
</file>

<file path=Object 1/content.xml><?xml version="1.0" encoding="utf-8"?>
<math xmlns="http://www.w3.org/1998/Math/MathML" display="block"/>
</file>